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014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3.627cm"/>
    </style:style>
    <style:style style:name="co6" style:family="table-column">
      <style:table-column-properties fo:break-before="auto" style:column-width="3.552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dotte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dotte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50" table:default-cell-style-name="Default"/>
        <table:table-row table:style-name="ro1">
          <table:table-cell/>
          <table:table-cell table:style-name="ce1"/>
          <table:table-cell table:number-columns-repeated="62"/>
        </table:table-row>
        <table:table-row table:style-name="ro2">
          <table:table-cell/>
          <table:table-cell table:style-name="ce2"/>
          <table:table-cell table:style-name="ce7" office:value-type="string" calcext:value-type="string" table:number-columns-spanned="3" table:number-rows-spanned="1">
            <text:p>B = 0,001</text:p>
          </table:table-cell>
          <table:covered-table-cell table:style-name="ce12"/>
          <table:covered-table-cell table:style-name="ce17"/>
          <table:table-cell table:style-name="ce7" office:value-type="string" calcext:value-type="string" table:number-columns-spanned="3" table:number-rows-spanned="1">
            <text:p>B = 0,1</text:p>
          </table:table-cell>
          <table:covered-table-cell table:style-name="ce12"/>
          <table:covered-table-cell table:style-name="ce17"/>
          <table:table-cell table:style-name="ce7" office:value-type="string" calcext:value-type="string" table:number-columns-spanned="3" table:number-rows-spanned="1">
            <text:p>B = 2</text:p>
          </table:table-cell>
          <table:covered-table-cell table:style-name="ce12"/>
          <table:covered-table-cell table:style-name="ce17"/>
          <table:table-cell table:style-name="ce7" office:value-type="string" calcext:value-type="string" table:number-columns-spanned="3" table:number-rows-spanned="1">
            <text:p>B = 20</text:p>
          </table:table-cell>
          <table:covered-table-cell table:style-name="ce12"/>
          <table:covered-table-cell table:style-name="ce17"/>
          <table:table-cell table:number-columns-repeated="50"/>
        </table:table-row>
        <table:table-row table:style-name="ro1">
          <table:table-cell/>
          <table:table-cell table:style-name="ce3"/>
          <table:table-cell table:style-name="ce8" office:value-type="string" calcext:value-type="string">
            <text:p>Medida en dBm</text:p>
          </table:table-cell>
          <table:table-cell table:style-name="ce13" office:value-type="string" calcext:value-type="string">
            <text:p>Teórico</text:p>
          </table:table-cell>
          <table:table-cell table:style-name="ce18" office:value-type="string" calcext:value-type="string">
            <text:p>Práctico</text:p>
          </table:table-cell>
          <table:table-cell table:style-name="ce8" office:value-type="string" calcext:value-type="string">
            <text:p>Medida en dBm</text:p>
          </table:table-cell>
          <table:table-cell table:style-name="ce13" office:value-type="string" calcext:value-type="string">
            <text:p>Teórico</text:p>
          </table:table-cell>
          <table:table-cell table:style-name="ce18" office:value-type="string" calcext:value-type="string">
            <text:p>Práctico</text:p>
          </table:table-cell>
          <table:table-cell table:style-name="ce8" office:value-type="string" calcext:value-type="string">
            <text:p>Medida en dBm</text:p>
          </table:table-cell>
          <table:table-cell table:style-name="ce13" office:value-type="string" calcext:value-type="string">
            <text:p>Teórico</text:p>
          </table:table-cell>
          <table:table-cell table:style-name="ce18" office:value-type="string" calcext:value-type="string">
            <text:p>Práctico</text:p>
          </table:table-cell>
          <table:table-cell table:style-name="ce8" office:value-type="string" calcext:value-type="string">
            <text:p>Medida en dBm</text:p>
          </table:table-cell>
          <table:table-cell table:style-name="ce13" office:value-type="string" calcext:value-type="string">
            <text:p>Teórico</text:p>
          </table:table-cell>
          <table:table-cell table:style-name="ce18" office:value-type="string" calcext:value-type="string">
            <text:p>Práctico</text:p>
          </table:table-cell>
          <table:table-cell table:number-columns-repeated="50"/>
        </table:table-row>
        <table:table-row table:style-name="ro3">
          <table:table-cell/>
          <table:table-cell table:style-name="ce4" office:value-type="string" calcext:value-type="string">
            <text:p>J0(B)</text:p>
          </table:table-cell>
          <table:table-cell table:style-name="ce9" office:value-type="float" office:value="-26.1" calcext:value-type="float">
            <text:p>-26,1</text:p>
          </table:table-cell>
          <table:table-cell table:style-name="ce14"/>
          <table:table-cell table:style-name="ce19" table:formula="of:=POWER(10;([.C4]-[.B19])/20)" office:value-type="float" office:value="0.00156675107010815" calcext:value-type="float">
            <text:p>0,001566751070108</text:p>
          </table:table-cell>
          <table:table-cell table:style-name="ce9" office:value-type="float" office:value="-27.8" calcext:value-type="float">
            <text:p>-27,8</text:p>
          </table:table-cell>
          <table:table-cell table:style-name="ce14"/>
          <table:table-cell table:style-name="ce19" table:formula="of:=POWER(10;([.F4]-[.E19])/20)" office:value-type="float" office:value="0.0407380277804113" calcext:value-type="float">
            <text:p>0,040738027780411</text:p>
          </table:table-cell>
          <table:table-cell table:style-name="ce9" office:value-type="float" office:value="-39.5" calcext:value-type="float">
            <text:p>-39,5</text:p>
          </table:table-cell>
          <table:table-cell table:style-name="ce14"/>
          <table:table-cell table:style-name="ce19" table:formula="of:=POWER(10;([.I4]-[.H19])/20)" office:value-type="float" office:value="0.0105925372517729" calcext:value-type="float">
            <text:p>0,010592537251773</text:p>
          </table:table-cell>
          <table:table-cell table:style-name="ce9" office:value-type="float" office:value="-41.8" calcext:value-type="float">
            <text:p>-41,8</text:p>
          </table:table-cell>
          <table:table-cell table:style-name="ce14"/>
          <table:table-cell table:style-name="ce19" table:formula="of:=POWER(10;([.L4]-[.K19])/20)" office:value-type="float" office:value="0.008128305161641" calcext:value-type="float">
            <text:p>0,008128305161641</text:p>
          </table:table-cell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J1(B)</text:p>
          </table:table-cell>
          <table:table-cell table:style-name="ce10"/>
          <table:table-cell table:style-name="ce15"/>
          <table:table-cell table:style-name="ce20"/>
          <table:table-cell table:style-name="ce10" office:value-type="float" office:value="-51.7" calcext:value-type="float">
            <text:p>-51,7</text:p>
          </table:table-cell>
          <table:table-cell table:style-name="ce15"/>
          <table:table-cell table:style-name="ce19" table:formula="of:=POWER(10;([.F5]-[.E20])/20)" office:value-type="float" office:value="0.00260015956316527" calcext:value-type="float">
            <text:p>0,002600159563165</text:p>
          </table:table-cell>
          <table:table-cell table:style-name="ce10" office:value-type="float" office:value="-31.2" calcext:value-type="float">
            <text:p>-31,2</text:p>
          </table:table-cell>
          <table:table-cell table:style-name="ce15"/>
          <table:table-cell table:style-name="ce19" table:formula="of:=POWER(10;([.I5]-[.H20])/20)" office:value-type="float" office:value="0.0275422870333817" calcext:value-type="float">
            <text:p>0,027542287033382</text:p>
          </table:table-cell>
          <table:table-cell table:style-name="ce10" office:value-type="float" office:value="-49.4" calcext:value-type="float">
            <text:p>-49,4</text:p>
          </table:table-cell>
          <table:table-cell table:style-name="ce15"/>
          <table:table-cell table:style-name="ce19" table:formula="of:=POWER(10;([.L5]-[.K20])/20)" office:value-type="float" office:value="0.00338844156139203" calcext:value-type="float">
            <text:p>0,003388441561392</text:p>
          </table:table-cell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j2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 office:value-type="float" office:value="-35.4" calcext:value-type="float">
            <text:p>-35,4</text:p>
          </table:table-cell>
          <table:table-cell table:style-name="ce15"/>
          <table:table-cell table:style-name="ce19" table:formula="of:=POWER(10;([.I6]-[.H21])/20)" office:value-type="float" office:value="0.0169824365246174" calcext:value-type="float">
            <text:p>0,016982436524618</text:p>
          </table:table-cell>
          <table:table-cell table:style-name="ce10" office:value-type="float" office:value="-42.2" calcext:value-type="float">
            <text:p>-42,2</text:p>
          </table:table-cell>
          <table:table-cell table:style-name="ce15"/>
          <table:table-cell table:style-name="ce19" table:formula="of:=POWER(10;([.L6]-[.K21])/20)" office:value-type="float" office:value="0.00776247116628691" calcext:value-type="float">
            <text:p>0,007762471166287</text:p>
          </table:table-cell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j3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 office:value-type="float" office:value="-43.9" calcext:value-type="float">
            <text:p>-43,9</text:p>
          </table:table-cell>
          <table:table-cell table:style-name="ce15"/>
          <table:table-cell table:style-name="ce19" table:formula="of:=POWER(10;([.I7]-[.H22])/20)" office:value-type="float" office:value="0.00638263486190549" calcext:value-type="float">
            <text:p>0,006382634861905</text:p>
          </table:table-cell>
          <table:table-cell table:style-name="ce10" office:value-type="float" office:value="-46.1" calcext:value-type="float">
            <text:p>-46,1</text:p>
          </table:table-cell>
          <table:table-cell table:style-name="ce15"/>
          <table:table-cell table:style-name="ce19" table:formula="of:=POWER(10;([.L7]-[.K22])/20)" office:value-type="float" office:value="0.0049545019080479" calcext:value-type="float">
            <text:p>0,004954501908048</text:p>
          </table:table-cell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j4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 office:value-type="float" office:value="-55.4" calcext:value-type="float">
            <text:p>-55,4</text:p>
          </table:table-cell>
          <table:table-cell table:style-name="ce15"/>
          <table:table-cell table:style-name="ce19" table:formula="of:=POWER(10;([.I8]-[.H23])/20)" office:value-type="float" office:value="0.00169824365246174" calcext:value-type="float">
            <text:p>0,001698243652462</text:p>
          </table:table-cell>
          <table:table-cell table:style-name="ce10" office:value-type="float" office:value="-43.9" calcext:value-type="float">
            <text:p>-43,9</text:p>
          </table:table-cell>
          <table:table-cell table:style-name="ce15"/>
          <table:table-cell table:style-name="ce19" table:formula="of:=POWER(10;([.L8]-[.K23])/20)" office:value-type="float" office:value="0.00638263486190549" calcext:value-type="float">
            <text:p>0,006382634861905</text:p>
          </table:table-cell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j5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 office:value-type="float" office:value="-69.1" calcext:value-type="float">
            <text:p>-69,1</text:p>
          </table:table-cell>
          <table:table-cell table:style-name="ce15"/>
          <table:table-cell table:style-name="ce19" table:formula="of:=POWER(10;([.I9]-[.H24])/20)" office:value-type="float" office:value="0.000350751873952568" calcext:value-type="float">
            <text:p>0,000350751873953</text:p>
          </table:table-cell>
          <table:table-cell table:style-name="ce10" office:value-type="float" office:value="-43.5" calcext:value-type="float">
            <text:p>-43,5</text:p>
          </table:table-cell>
          <table:table-cell table:style-name="ce15"/>
          <table:table-cell table:style-name="ce19" table:formula="of:=POWER(10;([.L9]-[.K24])/20)" office:value-type="float" office:value="0.00668343917568615" calcext:value-type="float">
            <text:p>0,006683439175686</text:p>
          </table:table-cell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j6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 office:value-type="float" office:value="-40.8" calcext:value-type="float">
            <text:p>-40,8</text:p>
          </table:table-cell>
          <table:table-cell table:style-name="ce15"/>
          <table:table-cell table:style-name="ce19" table:formula="of:=POWER(10;([.L10]-[.K25])/20)" office:value-type="float" office:value="0.0091201083935591" calcext:value-type="float">
            <text:p>0,009120108393559</text:p>
          </table:table-cell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j7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 office:value-type="float" office:value="-48.7" calcext:value-type="float">
            <text:p>-48,7</text:p>
          </table:table-cell>
          <table:table-cell table:style-name="ce15"/>
          <table:table-cell table:style-name="ce19" table:formula="of:=POWER(10;([.L11]-[.K26])/20)" office:value-type="float" office:value="0.00367282300498085" calcext:value-type="float">
            <text:p>0,003672823004981</text:p>
          </table:table-cell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j8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 office:value-type="float" office:value="-40.8" calcext:value-type="float">
            <text:p>-40,8</text:p>
          </table:table-cell>
          <table:table-cell table:style-name="ce15"/>
          <table:table-cell table:style-name="ce19" table:formula="of:=POWER(10;([.L12]-[.K27])/20)" office:value-type="float" office:value="0.0091201083935591" calcext:value-type="float">
            <text:p>0,009120108393559</text:p>
          </table:table-cell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j1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 office:value-type="float" office:value="-51.1" calcext:value-type="float">
            <text:p>-51,1</text:p>
          </table:table-cell>
          <table:table-cell table:style-name="ce15"/>
          <table:table-cell table:style-name="ce19" table:formula="of:=POWER(10;([.L13]-[.K28])/20)" office:value-type="float" office:value="0.00278612116862977" calcext:value-type="float">
            <text:p>0,00278612116863</text:p>
          </table:table-cell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j2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 office:value-type="float" office:value="-44.9" calcext:value-type="float">
            <text:p>-44,9</text:p>
          </table:table-cell>
          <table:table-cell table:style-name="ce15"/>
          <table:table-cell table:style-name="ce19" table:formula="of:=POWER(10;([.L14]-[.K29])/20)" office:value-type="float" office:value="0.00568852930843841" calcext:value-type="float">
            <text:p>0,005688529308438</text:p>
          </table:table-cell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j3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 office:value-type="float" office:value="-40.2" calcext:value-type="float">
            <text:p>-40,2</text:p>
          </table:table-cell>
          <table:table-cell table:style-name="ce15"/>
          <table:table-cell table:style-name="ce19" table:formula="of:=POWER(10;([.L15]-[.K30])/20)" office:value-type="float" office:value="0.0097723722095581" calcext:value-type="float">
            <text:p>0,009772372209558</text:p>
          </table:table-cell>
          <table:table-cell table:number-columns-repeated="50"/>
        </table:table-row>
        <table:table-row table:style-name="ro3">
          <table:table-cell/>
          <table:table-cell table:style-name="ce5" office:value-type="string" calcext:value-type="string">
            <text:p>j4(B)</text:p>
          </table:table-cell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/>
          <table:table-cell table:style-name="ce15"/>
          <table:table-cell table:style-name="ce20"/>
          <table:table-cell table:style-name="ce10" office:value-type="float" office:value="-42.8" calcext:value-type="float">
            <text:p>-42,8</text:p>
          </table:table-cell>
          <table:table-cell table:style-name="ce15"/>
          <table:table-cell table:style-name="ce19" table:formula="of:=POWER(10;([.L16]-[.K31])/20)" office:value-type="float" office:value="0.00724435960074991" calcext:value-type="float">
            <text:p>0,00724435960075</text:p>
          </table:table-cell>
          <table:table-cell table:number-columns-repeated="50"/>
        </table:table-row>
        <table:table-row table:style-name="ro3">
          <table:table-cell/>
          <table:table-cell table:style-name="ce6" office:value-type="string" calcext:value-type="string">
            <text:p>j5(B)</text:p>
          </table:table-cell>
          <table:table-cell table:style-name="ce11"/>
          <table:table-cell table:style-name="ce16"/>
          <table:table-cell table:style-name="ce21"/>
          <table:table-cell table:style-name="ce11"/>
          <table:table-cell table:style-name="ce16"/>
          <table:table-cell table:style-name="ce21"/>
          <table:table-cell table:style-name="ce11"/>
          <table:table-cell table:style-name="ce16"/>
          <table:table-cell table:style-name="ce21"/>
          <table:table-cell table:style-name="ce11" office:value-type="float" office:value="-42.8" calcext:value-type="float">
            <text:p>-42,8</text:p>
          </table:table-cell>
          <table:table-cell table:style-name="ce16"/>
          <table:table-cell table:style-name="ce19" table:formula="of:=POWER(10;([.L17]-[.K32])/20)" office:value-type="float" office:value="0.00724435960074991" calcext:value-type="float">
            <text:p>0,00724435960075</text:p>
          </table:table-cell>
          <table:table-cell table:number-columns-repeated="50"/>
        </table:table-row>
        <table:table-row table:style-name="ro1">
          <table:table-cell/>
          <table:table-cell table:style-name="ce1"/>
          <table:table-cell table:number-columns-repeated="62"/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 table:number-columns-repeated="62"/>
        </table:table-row>
        <table:table-row table:style-name="ro1" table:number-rows-repeated="981">
          <table:table-cell/>
          <table:table-cell table:style-name="ce1"/>
          <table:table-cell table:number-columns-repeated="62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26T13:49:55.513521426</dc:date>
    <meta:editing-duration>PT10M36S</meta:editing-duration>
    <meta:editing-cycles>3</meta:editing-cycles>
    <meta:generator>LibreOffice/6.4.7.2$Linux_X86_64 LibreOffice_project/40$Build-2</meta:generator>
    <meta:document-statistic meta:table-count="1" meta:cell-count="77" meta:object-count="0"/>
  </office:meta>
</office:document-meta>
</file>